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f852" officeooo:paragraph-rsid="0001f852"/>
    </style:style>
    <style:style style:name="P2" style:family="paragraph" style:parent-style-name="Standard">
      <style:text-properties officeooo:rsid="000393ed" officeooo:paragraph-rsid="000393ed"/>
    </style:style>
    <style:style style:name="P3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officeooo:rsid="000393ed" officeooo:paragraph-rsid="000393e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 меня есть 2 датасета <text:span text:style-name="T1">на английском языке</text:span>,</text:p>
      <text:p text:style-name="P1"/>
      <text:p text:style-name="P1">В одном набор таргетов – варианты токсичности</text:p>
      <text:p text:style-name="P1">В другом тот же набор + еще детализация вариантов токсичности в привязке к причине</text:p>
      <text:p text:style-name="P1"/>
      <text:p text:style-name="P1">Для валидации у меня 8 тыс примеров на разных языках</text:p>
      <text:p text:style-name="P1"/>
      <text:p text:style-name="P1"/>
      <text:p text:style-name="P2">Задачи:</text:p>
      <text:p text:style-name="P2">1) сделать единый код для двух компов, чтобы легко обновлять</text:p>
      <text:p text:style-name="P2">2) мониторинг auc</text:p>
      <text:p text:style-name="P2"/>
      <text:p text:style-name="P2">var0</text:p>
      <text:p text:style-name="P2">"best": {</text:p>
      <text:p text:style-name="P2"><text:s text:c="4"/>"loss": 0.4234716325998306,</text:p>
      <text:p text:style-name="P2"><text:s text:c="4"/>"es_loss": 0.43147255220110453,</text:p>
      <text:p text:style-name="P2"><text:s text:c="4"/>"it_loss": 0.495711669562355,</text:p>
      <text:p text:style-name="P2"><text:s text:c="4"/>"tr_loss": 0.31568902095158896</text:p>
      <text:p text:style-name="P2"><text:s text:c="2"/>},</text:p>
      <text:p text:style-name="P2"/>
      <text:p text:style-name="P2">var1</text:p>
      <text:p text:style-name="P2">"best": {</text:p>
      <text:p text:style-name="P2"><text:s text:c="4"/>"loss": 0.37491619586944575,</text:p>
      <text:p text:style-name="P2"><text:s text:c="4"/>"es_loss": 0.3890837213349721,</text:p>
      <text:p text:style-name="P2"><text:s text:c="4"/>"it_loss": 0.4236378837672492,</text:p>
      <text:p text:style-name="P2"><text:s text:c="4"/>"tr_loss": 0.28981536318858464</text:p>
      <text:p text:style-name="P2"><text:s text:c="2"/>},</text:p>
      <text:p text:style-name="P2">both</text:p>
      <text:p text:style-name="P2">"best": {</text:p>
      <text:p text:style-name="P2"><text:s text:c="4"/>"loss": 0.391786079215524,</text:p>
      <text:p text:style-name="P2"><text:s text:c="4"/>"es_loss": 0.42383999152723,</text:p>
      <text:p text:style-name="P2"><text:s text:c="4"/>"it_loss": 0.47075329666863597,</text:p>
      <text:p text:style-name="P2"><text:s text:c="4"/>"tr_loss": 0.30058781196211676</text:p>
      <text:p text:style-name="P2"><text:s text:c="2"/>},</text:p>
      <text:p text:style-name="P2"/>
      <text:p text:style-name="P3">70:85:c2:dc:3f: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Traceback (most recent call last):</text:p>
      <text:p text:style-name="P2"><text:s text:c="2"/>File "/home/kb/anaconda3/lib/python3.7/site-packages/urllib3/connection.py", line 157, in _new_conn</text:p>
      <text:p text:style-name="P2"><text:s text:c="4"/>(self._dns_host, self.port), self.timeout, **extra_kw</text:p>
      <text:p text:style-name="P2"><text:s text:c="2"/>File "/home/kb/anaconda3/lib/python3.7/site-packages/urllib3/util/connection.py", line 84, in create_connection</text:p>
      <text:p text:style-name="P2"><text:s text:c="4"/>raise err</text:p>
      <text:p text:style-name="P2"><text:s text:c="2"/>File "/home/kb/anaconda3/lib/python3.7/site-packages/urllib3/util/connection.py", line 74, in create_connection</text:p>
      <text:p text:style-name="P2"><text:s text:c="4"/>sock.connect(sa)</text:p>
      <text:p text:style-name="P2">TimeoutError: [Errno 110] Connection timed out</text:p>
      <text:p text:style-name="P2"/>
      <text:p text:style-name="P2">During handling of the above exception, another exception occurred:</text:p>
      <text:p text:style-name="P2"/>
      <text:p text:style-name="P2">Traceback (most recent call last):</text:p>
      <text:p text:style-name="P2"><text:s text:c="2"/>File "/home/kb/anaconda3/lib/python3.7/site-packages/urllib3/connectionpool.py", line 672, in urlopen</text:p>
      <text:p text:style-name="P2"><text:s text:c="4"/>chunked=chunked,</text:p>
      <text:p text:style-name="P2"><text:s text:c="2"/>File "/home/kb/anaconda3/lib/python3.7/site-packages/urllib3/connectionpool.py", line 376, in _make_request</text:p>
      <text:p text:style-name="P2"><text:s text:c="4"/>self._validate_conn(conn)</text:p>
      <text:p text:style-name="P2"><text:s text:c="2"/>File "/home/kb/anaconda3/lib/python3.7/site-packages/urllib3/connectionpool.py", line 994, in _validate_conn</text:p>
      <text:p text:style-name="P2"><text:s text:c="4"/>conn.connect()</text:p>
      <text:p text:style-name="P2"><text:s text:c="2"/>File "/home/kb/anaconda3/lib/python3.7/site-packages/urllib3/connection.py", line 300, in connect</text:p>
      <text:p text:style-name="P2"><text:s text:c="4"/>conn = self._new_conn()</text:p>
      <text:p text:style-name="P2"><text:s text:c="2"/>File "/home/kb/anaconda3/lib/python3.7/site-packages/urllib3/connection.py", line 169, in _new_conn</text:p>
      <text:p text:style-name="P2"><text:s text:c="4"/>self, "Failed to establish a new connection: %s" % e</text:p>
      <text:p text:style-name="P2">urllib3.exceptions.NewConnectionError: &lt;urllib3.connection.VerifiedHTTPSConnection object at 0x7f88b5163690&gt;: Failed to establish a new connection: [Errno 110] Connection timed out</text:p>
      <text:p text:style-name="P2"/>
      <text:p text:style-name="P2">During handling of the above exception, another exception occurred:</text:p>
      <text:p text:style-name="P2"/>
      <text:p text:style-name="P2">Traceback (most recent call last):</text:p>
      <text:p text:style-name="P2"><text:s text:c="2"/>File "/home/kb/anaconda3/lib/python3.7/site-packages/requests/adapters.py", line 449, in send</text:p>
      <text:p text:style-name="P2"><text:s text:c="4"/>timeout=timeout</text:p>
      <text:p text:style-name="P2"><text:s text:c="2"/>File "/home/kb/anaconda3/lib/python3.7/site-packages/urllib3/connectionpool.py", line 720, in urlopen</text:p>
      <text:p text:style-name="P2"><text:s text:c="4"/>method, url, error=e, _pool=self, _stacktrace=sys.exc_info()[2]</text:p>
      <text:p text:style-name="P2"><text:s text:c="2"/>File "/home/kb/anaconda3/lib/python3.7/site-packages/urllib3/util/retry.py", line 436, in increment</text:p>
      <text:p text:style-name="P2"><text:s text:c="4"/>raise MaxRetryError(_pool, url, error or ResponseError(cause))</text:p>
      <text:p text:style-name="P2">urllib3.exceptions.MaxRetryError: HTTPSConnectionPool(host='log.alchemy.host', port=443): Max retries exceeded with url: / (Caused by NewConnectionError('&lt;urllib3.connection.VerifiedHTTPSConnection object at 0x7f88b5163690&gt;: Failed to establish a new connection: [Errno 110] Connection timed out'))</text:p>
      <text:p text:style-name="P2"/>
      <text:p text:style-name="P2">During handling of the above exception, another exception occurred:</text:p>
      <text:p text:style-name="P2"/>
      <text:p text:style-name="P2">Traceback (most recent call last):</text:p>
      <text:p text:style-name="P2"><text:soft-page-break/><text:s text:c="2"/>File "/home/kb/anaconda3/lib/python3.7/threading.py", line 926, in _bootstrap_inner</text:p>
      <text:p text:style-name="P2"><text:s text:c="4"/>self.run()</text:p>
      <text:p text:style-name="P2"><text:s text:c="2"/>File "/home/kb/anaconda3/lib/python3.7/threading.py", line 870, in run</text:p>
      <text:p text:style-name="P2"><text:s text:c="4"/>self._target(*self._args, **self._kwargs)</text:p>
      <text:p text:style-name="P2"><text:s text:c="2"/>File "/home/kb/.local/lib/python3.7/site-packages/alchemy/logger.py", line 78, in _run_worker</text:p>
      <text:p text:style-name="P2"><text:s text:c="4"/>requests.post(self._url, json=batch, headers=headers)</text:p>
      <text:p text:style-name="P2"><text:s text:c="2"/>File "/home/kb/anaconda3/lib/python3.7/site-packages/requests/api.py", line 116, in post</text:p>
      <text:p text:style-name="P2"><text:s text:c="4"/>return request('post', url, data=data, json=json, **kwargs)</text:p>
      <text:p text:style-name="P2"><text:s text:c="2"/>File "/home/kb/anaconda3/lib/python3.7/site-packages/requests/api.py", line 60, in request</text:p>
      <text:p text:style-name="P2"><text:s text:c="4"/>return session.request(method=method, url=url, **kwargs)</text:p>
      <text:p text:style-name="P2"><text:s text:c="2"/>File "/home/kb/anaconda3/lib/python3.7/site-packages/requests/sessions.py", line 533, in request</text:p>
      <text:p text:style-name="P2"><text:s text:c="4"/>resp = self.send(prep, **send_kwargs)</text:p>
      <text:p text:style-name="P2"><text:s text:c="2"/>File "/home/kb/anaconda3/lib/python3.7/site-packages/requests/sessions.py", line 646, in send</text:p>
      <text:p text:style-name="P2"><text:s text:c="4"/>r = adapter.send(request, **kwargs)</text:p>
      <text:p text:style-name="P2"><text:s text:c="2"/>File "/home/kb/anaconda3/lib/python3.7/site-packages/requests/adapters.py", line 516, in send</text:p>
      <text:p text:style-name="P2"><text:s text:c="4"/>raise ConnectionError(e, request=request)</text:p>
      <text:p text:style-name="P2">requests.exceptions.ConnectionError: HTTPSConnectionPool(host='log.alchemy.host', port=443): Max retries exceeded with url: / (Caused by NewConnectionError('&lt;urllib3.connection.VerifiedHTTPSConnection object at 0x7f88b5163690&gt;: Failed to establish a new connection: [Errno 110] Connection timed out')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3:07:43.647739251</meta:creation-date>
    <meta:generator>LibreOffice/6.0.7.3$Linux_X86_64 LibreOffice_project/00m0$Build-3</meta:generator>
    <dc:date>2020-04-17T21:50:40.881945907</dc:date>
    <meta:editing-duration>P2DT20H33M14S</meta:editing-duration>
    <meta:editing-cycles>1</meta:editing-cycles>
    <meta:document-statistic meta:table-count="0" meta:image-count="0" meta:object-count="0" meta:page-count="3" meta:paragraph-count="78" meta:word-count="386" meta:character-count="4560" meta:non-whitespace-character-count="4083"/>
  </office:meta>
</office:document-meta>
</file>